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eb86" officeooo:paragraph-rsid="001aeb86"/>
    </style:style>
    <style:style style:name="P2" style:family="paragraph" style:parent-style-name="Standard">
      <style:text-properties officeooo:rsid="001ca7e0" officeooo:paragraph-rsid="001ca7e0"/>
    </style:style>
    <style:style style:name="T1" style:family="text">
      <style:text-properties officeooo:rsid="001ca7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 BaBy!!!! <text:span text:style-name="T1">How are you guy</text:span></text:p>
      <text:p text:style-name="P2">blah bla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2:35:50.540200087</meta:creation-date>
    <dc:date>2015-03-26T12:37:07.142590560</dc:date>
    <meta:editing-duration>PT24S</meta:editing-duration>
    <meta:editing-cycles>3</meta:editing-cycles>
    <meta:generator>LibreOffice/4.2.4.2$Linux_x86 LibreOffice_project/420m0$Build-2</meta:generator>
    <meta:document-statistic meta:table-count="0" meta:image-count="0" meta:object-count="0" meta:page-count="1" meta:paragraph-count="2" meta:word-count="9" meta:character-count="45" meta:non-whitespace-character-count="38"/>
  </office:meta>
</office:document-meta>
</file>